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FileSystemConfigBuilder.getClassLoader( FileSystemOptions o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FileSystemConfigBuilder.ResourceFileSystemConfig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ourceFileSystemConfigBuilder.setClassLoader( FileSystemOptions opts ,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FileSystemConfigBuilde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FileSystemConfigBuilder.getConfig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